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co1" style:family="table-column">
      <style:table-column-properties fo:break-before="auto" style:column-width="143.8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38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CHED_OTHER" table:style-name="ta1">
        <table:shapes>
          <draw:frame draw:z-index="0" draw:style-name="gr1" draw:text-style-name="P1" svg:width="453.03pt" svg:height="255.23pt" svg:x="857.11pt" svg:y="21.09pt">
            <draw:object draw:notify-on-update-of-ranges="SCHED_OTHER.B2:SCHED_OTHER.F2 SCHED_OTHER.A3:SCHED_OTHER.A3 SCHED_OTHER.B3:SCHED_OTHER.F3 SCHED_OTHER.A4:SCHED_OTHER.A4 SCHED_OTHER.B4:SCHED_OTHER.F4 SCHED_OTHER.A5:SCHED_OTHER.A5 SCHED_OTHER.B5:SCHED_OTHER.F5 SCHED_OTHER.A6:SCHED_OTHER.A6 SCHED_OTHER.B6:SCHED_OTHER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03pt" svg:height="255.26pt" svg:x="858.67pt" svg:y="295.91pt">
            <draw:object draw:notify-on-update-of-ranges="SCHED_OTHER.B10:SCHED_OTHER.F10 SCHED_OTHER.A11:SCHED_OTHER.A11 SCHED_OTHER.B11:SCHED_OTHER.F11 SCHED_OTHER.A12:SCHED_OTHER.A12 SCHED_OTHER.B12:SCHED_OTHER.F12 SCHED_OTHER.A13:SCHED_OTHER.A13 SCHED_OTHER.B13:SCHED_OTHER.F13 SCHED_OTHER.A14:SCHED_OTHER.A14 SCHED_OTHER.B14:SCHED_OTHER.F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03pt" svg:height="255.26pt" svg:x="860.2pt" svg:y="581.27pt">
            <draw:object draw:notify-on-update-of-ranges="SCHED_OTHER.B18:SCHED_OTHER.F18 SCHED_OTHER.A19:SCHED_OTHER.A19 SCHED_OTHER.B19:SCHED_OTHER.F19 SCHED_OTHER.A20:SCHED_OTHER.A20 SCHED_OTHER.B20:SCHED_OTHER.F20 SCHED_OTHER.A21:SCHED_OTHER.A21 SCHED_OTHER.B21:SCHED_OTHER.F21 SCHED_OTHER.A22:SCHED_OTHER.A22 SCHED_OTHER.B22:SCHED_OTHER.F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03pt" svg:height="255.23pt" svg:x="861pt" svg:y="870.43pt">
            <draw:object draw:notify-on-update-of-ranges="SCHED_OTHER.B26:SCHED_OTHER.F26 SCHED_OTHER.A27:SCHED_OTHER.A27 SCHED_OTHER.B27:SCHED_OTHER.F27 SCHED_OTHER.A28:SCHED_OTHER.A28 SCHED_OTHER.B28:SCHED_OTHER.F28 SCHED_OTHER.A29:SCHED_OTHER.A29 SCHED_OTHER.B29:SCHED_OTHER.F29 SCHED_OTHER.A30:SCHED_OTHER.A30 SCHED_OTHER.B30:SCHED_OTHER.F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03pt" svg:height="255.23pt" svg:x="860.2pt" svg:y="1153.53pt">
            <draw:object draw:notify-on-update-of-ranges="SCHED_OTHER.B34:SCHED_OTHER.F34 SCHED_OTHER.A35:SCHED_OTHER.A35 SCHED_OTHER.B35:SCHED_OTHER.F35 SCHED_OTHER.A36:SCHED_OTHER.A36 SCHED_OTHER.B36:SCHED_OTHER.F36 SCHED_OTHER.A37:SCHED_OTHER.A37 SCHED_OTHER.B37:SCHED_OTHER.F37 SCHED_OTHER.A38:SCHED_OTHER.A38 SCHED_OTHER.B38:SCHED_OTHER.F3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3000000" calcext:value-type="float">
            <text:p>3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kery average</text:p>
          </table:table-cell>
          <table:table-cell office:value-type="float" office:value="3000.9" calcext:value-type="float">
            <text:p>3000.9</text:p>
          </table:table-cell>
          <table:table-cell office:value-type="float" office:value="1500.95" calcext:value-type="float">
            <text:p>1500.95</text:p>
          </table:table-cell>
          <table:table-cell office:value-type="float" office:value="1000.966667" calcext:value-type="float">
            <text:p>1000.966667</text:p>
          </table:table-cell>
          <table:table-cell office:value-type="float" office:value="750.975" calcext:value-type="float">
            <text:p>750.975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 office:value-type="string" calcext:value-type="string">
            <text:p>bakery deviation</text:p>
          </table:table-cell>
          <table:table-cell office:value-type="float" office:value="809.983830733333" calcext:value-type="float">
            <text:p>809.983830733333</text:p>
          </table:table-cell>
          <table:table-cell office:value-type="float" office:value="443.747742533333" calcext:value-type="float">
            <text:p>443.747742533333</text:p>
          </table:table-cell>
          <table:table-cell office:value-type="float" office:value="342.735512033333" calcext:value-type="float">
            <text:p>342.735512033333</text:p>
          </table:table-cell>
          <table:table-cell office:value-type="float" office:value="312.880497933333" calcext:value-type="float">
            <text:p>312.880497933333</text:p>
          </table:table-cell>
          <table:table-cell office:value-type="float" office:value="250.785266333333" calcext:value-type="float">
            <text:p>250.785266333333</text:p>
          </table:table-cell>
        </table:table-row>
        <table:table-row table:style-name="ro1">
          <table:table-cell office:value-type="string" calcext:value-type="string">
            <text:p>gate average</text:p>
          </table:table-cell>
          <table:table-cell office:value-type="float" office:value="3000.72" calcext:value-type="float">
            <text:p>3000.72</text:p>
          </table:table-cell>
          <table:table-cell office:value-type="float" office:value="1500.575" calcext:value-type="float">
            <text:p>1500.575</text:p>
          </table:table-cell>
          <table:table-cell office:value-type="float" office:value="1000.55888893333" calcext:value-type="float">
            <text:p>1000.55888893333</text:p>
          </table:table-cell>
          <table:table-cell office:value-type="float" office:value="750.448333333333" calcext:value-type="float">
            <text:p>750.448333333333</text:p>
          </table:table-cell>
          <table:table-cell office:value-type="float" office:value="600.319333333333" calcext:value-type="float">
            <text:p>600.319333333333</text:p>
          </table:table-cell>
        </table:table-row>
        <table:table-row table:style-name="ro1">
          <table:table-cell office:value-type="string" calcext:value-type="string">
            <text:p>gate deviation</text:p>
          </table:table-cell>
          <table:table-cell office:value-type="float" office:value="4349.8015152" calcext:value-type="float">
            <text:p>4349.8015152</text:p>
          </table:table-cell>
          <table:table-cell office:value-type="float" office:value="2977.06635276667" calcext:value-type="float">
            <text:p>2977.06635276667</text:p>
          </table:table-cell>
          <table:table-cell office:value-type="float" office:value="1974.33809426667" calcext:value-type="float">
            <text:p>1974.33809426667</text:p>
          </table:table-cell>
          <table:table-cell office:value-type="float" office:value="1740.26802423333" calcext:value-type="float">
            <text:p>1740.26802423333</text:p>
          </table:table-cell>
          <table:table-cell office:value-type="float" office:value="1798.29282006667" calcext:value-type="float">
            <text:p>1798.2928200666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kery average</text:p>
          </table:table-cell>
          <table:table-cell office:value-type="float" office:value="6000.9" calcext:value-type="float">
            <text:p>6000.9</text:p>
          </table:table-cell>
          <table:table-cell office:value-type="float" office:value="3000.95" calcext:value-type="float">
            <text:p>3000.95</text:p>
          </table:table-cell>
          <table:table-cell office:value-type="float" office:value="2000.966667" calcext:value-type="float">
            <text:p>2000.966667</text:p>
          </table:table-cell>
          <table:table-cell office:value-type="float" office:value="1500.975" calcext:value-type="float">
            <text:p>1500.975</text:p>
          </table:table-cell>
          <table:table-cell office:value-type="float" office:value="1200.98" calcext:value-type="float">
            <text:p>1200.98</text:p>
          </table:table-cell>
        </table:table-row>
        <table:table-row table:style-name="ro1">
          <table:table-cell office:value-type="string" calcext:value-type="string">
            <text:p>bakery deviation</text:p>
          </table:table-cell>
          <table:table-cell office:value-type="float" office:value="677.571085866667" calcext:value-type="float">
            <text:p>677.571085866667</text:p>
          </table:table-cell>
          <table:table-cell office:value-type="float" office:value="380.7488041" calcext:value-type="float">
            <text:p>380.7488041</text:p>
          </table:table-cell>
          <table:table-cell office:value-type="float" office:value="324.395941666667" calcext:value-type="float">
            <text:p>324.395941666667</text:p>
          </table:table-cell>
          <table:table-cell office:value-type="float" office:value="321.462505566667" calcext:value-type="float">
            <text:p>321.462505566667</text:p>
          </table:table-cell>
          <table:table-cell office:value-type="float" office:value="272.123238233333" calcext:value-type="float">
            <text:p>272.123238233333</text:p>
          </table:table-cell>
        </table:table-row>
        <table:table-row table:style-name="ro1">
          <table:table-cell office:value-type="string" calcext:value-type="string">
            <text:p>gate average</text:p>
          </table:table-cell>
          <table:table-cell office:value-type="float" office:value="6000.86" calcext:value-type="float">
            <text:p>6000.86</text:p>
          </table:table-cell>
          <table:table-cell office:value-type="float" office:value="3000.92166666666" calcext:value-type="float">
            <text:p>3000.92166666666</text:p>
          </table:table-cell>
          <table:table-cell office:value-type="float" office:value="2000.80888906667" calcext:value-type="float">
            <text:p>2000.80888906667</text:p>
          </table:table-cell>
          <table:table-cell office:value-type="float" office:value="1500.77" calcext:value-type="float">
            <text:p>1500.77</text:p>
          </table:table-cell>
          <table:table-cell office:value-type="float" office:value="1200.80333333333" calcext:value-type="float">
            <text:p>1200.80333333333</text:p>
          </table:table-cell>
        </table:table-row>
        <table:table-row table:style-name="ro1">
          <table:table-cell office:value-type="string" calcext:value-type="string">
            <text:p>gate deviation</text:p>
          </table:table-cell>
          <table:table-cell office:value-type="float" office:value="6262.84357386667" calcext:value-type="float">
            <text:p>6262.84357386667</text:p>
          </table:table-cell>
          <table:table-cell office:value-type="float" office:value="3161.4594951" calcext:value-type="float">
            <text:p>3161.4594951</text:p>
          </table:table-cell>
          <table:table-cell office:value-type="float" office:value="2970.49146346667" calcext:value-type="float">
            <text:p>2970.49146346667</text:p>
          </table:table-cell>
          <table:table-cell office:value-type="float" office:value="2688.98315246667" calcext:value-type="float">
            <text:p>2688.98315246667</text:p>
          </table:table-cell>
          <table:table-cell office:value-type="float" office:value="2340.86063813333" calcext:value-type="float">
            <text:p>2340.8606381333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kery average</text:p>
          </table:table-cell>
          <table:table-cell office:value-type="float" office:value="9000.9" calcext:value-type="float">
            <text:p>9000.9</text:p>
          </table:table-cell>
          <table:table-cell office:value-type="float" office:value="4500.95" calcext:value-type="float">
            <text:p>4500.95</text:p>
          </table:table-cell>
          <table:table-cell office:value-type="float" office:value="3000.966667" calcext:value-type="float">
            <text:p>3000.966667</text:p>
          </table:table-cell>
          <table:table-cell office:value-type="float" office:value="2250.975" calcext:value-type="float">
            <text:p>2250.975</text:p>
          </table:table-cell>
          <table:table-cell office:value-type="float" office:value="1800.98" calcext:value-type="float">
            <text:p>1800.98</text:p>
          </table:table-cell>
        </table:table-row>
        <table:table-row table:style-name="ro1">
          <table:table-cell office:value-type="string" calcext:value-type="string">
            <text:p>bakery deviation</text:p>
          </table:table-cell>
          <table:table-cell office:value-type="float" office:value="735.028408266667" calcext:value-type="float">
            <text:p>735.028408266667</text:p>
          </table:table-cell>
          <table:table-cell office:value-type="float" office:value="421.919788966667" calcext:value-type="float">
            <text:p>421.919788966667</text:p>
          </table:table-cell>
          <table:table-cell office:value-type="float" office:value="321.829283933333" calcext:value-type="float">
            <text:p>321.829283933333</text:p>
          </table:table-cell>
          <table:table-cell office:value-type="float" office:value="263.1645879" calcext:value-type="float">
            <text:p>263.1645879</text:p>
          </table:table-cell>
          <table:table-cell office:value-type="float" office:value="240.302657" calcext:value-type="float">
            <text:p>240.302657</text:p>
          </table:table-cell>
        </table:table-row>
        <table:table-row table:style-name="ro1">
          <table:table-cell office:value-type="string" calcext:value-type="string">
            <text:p>gate average</text:p>
          </table:table-cell>
          <table:table-cell office:value-type="float" office:value="9000.9" calcext:value-type="float">
            <text:p>9000.9</text:p>
          </table:table-cell>
          <table:table-cell office:value-type="float" office:value="4500.935" calcext:value-type="float">
            <text:p>4500.935</text:p>
          </table:table-cell>
          <table:table-cell office:value-type="float" office:value="3000.93777806667" calcext:value-type="float">
            <text:p>3000.93777806667</text:p>
          </table:table-cell>
          <table:table-cell office:value-type="float" office:value="2250.895" calcext:value-type="float">
            <text:p>2250.895</text:p>
          </table:table-cell>
          <table:table-cell office:value-type="float" office:value="1800.90266666667" calcext:value-type="float">
            <text:p>1800.90266666667</text:p>
          </table:table-cell>
        </table:table-row>
        <table:table-row table:style-name="ro1">
          <table:table-cell office:value-type="string" calcext:value-type="string">
            <text:p>gate deviation</text:p>
          </table:table-cell>
          <table:table-cell office:value-type="float" office:value="7396.27869956667" calcext:value-type="float">
            <text:p>7396.27869956667</text:p>
          </table:table-cell>
          <table:table-cell office:value-type="float" office:value="4151.77002246667" calcext:value-type="float">
            <text:p>4151.77002246667</text:p>
          </table:table-cell>
          <table:table-cell office:value-type="float" office:value="3452.9039314" calcext:value-type="float">
            <text:p>3452.9039314</text:p>
          </table:table-cell>
          <table:table-cell office:value-type="float" office:value="3209.27476203333" calcext:value-type="float">
            <text:p>3209.27476203333</text:p>
          </table:table-cell>
          <table:table-cell office:value-type="float" office:value="2667.8910563" calcext:value-type="float">
            <text:p>2667.891056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kery average</text:p>
          </table:table-cell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66667" calcext:value-type="float">
            <text:p>4000.966667</text:p>
          </table:table-cell>
          <table:table-cell office:value-type="float" office:value="3000.975" calcext:value-type="float">
            <text:p>3000.975</text:p>
          </table:table-cell>
          <table:table-cell office:value-type="float" office:value="2400.98" calcext:value-type="float">
            <text:p>2400.98</text:p>
          </table:table-cell>
        </table:table-row>
        <table:table-row table:style-name="ro1">
          <table:table-cell office:value-type="string" calcext:value-type="string">
            <text:p>bakery deviation</text:p>
          </table:table-cell>
          <table:table-cell office:value-type="float" office:value="558.430771733334" calcext:value-type="float">
            <text:p>558.430771733334</text:p>
          </table:table-cell>
          <table:table-cell office:value-type="float" office:value="323.1802378" calcext:value-type="float">
            <text:p>323.1802378</text:p>
          </table:table-cell>
          <table:table-cell office:value-type="float" office:value="372.343051466667" calcext:value-type="float">
            <text:p>372.343051466667</text:p>
          </table:table-cell>
          <table:table-cell office:value-type="float" office:value="363.0771728" calcext:value-type="float">
            <text:p>363.0771728</text:p>
          </table:table-cell>
          <table:table-cell office:value-type="float" office:value="228.3588779" calcext:value-type="float">
            <text:p>228.3588779</text:p>
          </table:table-cell>
        </table:table-row>
        <table:table-row table:style-name="ro1">
          <table:table-cell office:value-type="string" calcext:value-type="string">
            <text:p>gate average</text:p>
          </table:table-cell>
          <table:table-cell office:value-type="float" office:value="12000.9" calcext:value-type="float">
            <text:p>12000.9</text:p>
          </table:table-cell>
          <table:table-cell office:value-type="float" office:value="6000.95" calcext:value-type="float">
            <text:p>6000.95</text:p>
          </table:table-cell>
          <table:table-cell office:value-type="float" office:value="4000.9288892" calcext:value-type="float">
            <text:p>4000.9288892</text:p>
          </table:table-cell>
          <table:table-cell office:value-type="float" office:value="3000.8425" calcext:value-type="float">
            <text:p>3000.8425</text:p>
          </table:table-cell>
          <table:table-cell office:value-type="float" office:value="2400.94133333333" calcext:value-type="float">
            <text:p>2400.94133333333</text:p>
          </table:table-cell>
        </table:table-row>
        <table:table-row table:style-name="ro1">
          <table:table-cell office:value-type="string" calcext:value-type="string">
            <text:p>gate deviation</text:p>
          </table:table-cell>
          <table:table-cell office:value-type="float" office:value="8059.8489581" calcext:value-type="float">
            <text:p>8059.8489581</text:p>
          </table:table-cell>
          <table:table-cell office:value-type="float" office:value="4770.9123142" calcext:value-type="float">
            <text:p>4770.9123142</text:p>
          </table:table-cell>
          <table:table-cell office:value-type="float" office:value="4256.2393006" calcext:value-type="float">
            <text:p>4256.2393006</text:p>
          </table:table-cell>
          <table:table-cell office:value-type="float" office:value="4091.3933991" calcext:value-type="float">
            <text:p>4091.3933991</text:p>
          </table:table-cell>
          <table:table-cell office:value-type="float" office:value="2801.68045656667" calcext:value-type="float">
            <text:p>2801.68045656667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kery average</text:p>
          </table:table-cell>
          <table:table-cell office:value-type="float" office:value="15000.9" calcext:value-type="float">
            <text:p>15000.9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6667" calcext:value-type="float">
            <text:p>5000.966667</text:p>
          </table:table-cell>
          <table:table-cell office:value-type="float" office:value="3750.975" calcext:value-type="float">
            <text:p>3750.975</text:p>
          </table:table-cell>
          <table:table-cell office:value-type="float" office:value="3000.98" calcext:value-type="float">
            <text:p>3000.98</text:p>
          </table:table-cell>
        </table:table-row>
        <table:table-row table:style-name="ro1">
          <table:table-cell office:value-type="string" calcext:value-type="string">
            <text:p>bakery deviation</text:p>
          </table:table-cell>
          <table:table-cell office:value-type="float" office:value="585.1926739" calcext:value-type="float">
            <text:p>585.1926739</text:p>
          </table:table-cell>
          <table:table-cell office:value-type="float" office:value="470.6137873" calcext:value-type="float">
            <text:p>470.6137873</text:p>
          </table:table-cell>
          <table:table-cell office:value-type="float" office:value="379.890591833333" calcext:value-type="float">
            <text:p>379.890591833333</text:p>
          </table:table-cell>
          <table:table-cell office:value-type="float" office:value="249.327462666667" calcext:value-type="float">
            <text:p>249.327462666667</text:p>
          </table:table-cell>
          <table:table-cell office:value-type="float" office:value="215.328065133333" calcext:value-type="float">
            <text:p>215.328065133333</text:p>
          </table:table-cell>
        </table:table-row>
        <table:table-row table:style-name="ro1">
          <table:table-cell office:value-type="string" calcext:value-type="string">
            <text:p>gate average</text:p>
          </table:table-cell>
          <table:table-cell office:value-type="float" office:value="15000.8966666667" calcext:value-type="float">
            <text:p>15000.8966666667</text:p>
          </table:table-cell>
          <table:table-cell office:value-type="float" office:value="7500.95" calcext:value-type="float">
            <text:p>7500.95</text:p>
          </table:table-cell>
          <table:table-cell office:value-type="float" office:value="5000.96222253333" calcext:value-type="float">
            <text:p>5000.96222253333</text:p>
          </table:table-cell>
          <table:table-cell office:value-type="float" office:value="3750.945" calcext:value-type="float">
            <text:p>3750.945</text:p>
          </table:table-cell>
          <table:table-cell office:value-type="float" office:value="3000.96" calcext:value-type="float">
            <text:p>3000.96</text:p>
          </table:table-cell>
        </table:table-row>
        <table:table-row table:style-name="ro1">
          <table:table-cell office:value-type="string" calcext:value-type="string">
            <text:p>gate deviation</text:p>
          </table:table-cell>
          <table:table-cell office:value-type="float" office:value="8683.8233672" calcext:value-type="float">
            <text:p>8683.8233672</text:p>
          </table:table-cell>
          <table:table-cell office:value-type="float" office:value="5032.97526066667" calcext:value-type="float">
            <text:p>5032.97526066667</text:p>
          </table:table-cell>
          <table:table-cell office:value-type="float" office:value="4261.60022653333" calcext:value-type="float">
            <text:p>4261.60022653333</text:p>
          </table:table-cell>
          <table:table-cell office:value-type="float" office:value="3804.94149043333" calcext:value-type="float">
            <text:p>3804.94149043333</text:p>
          </table:table-cell>
          <table:table-cell office:value-type="float" office:value="3637.6969318" calcext:value-type="float">
            <text:p>3637.69693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 style:data-style-name="N2" text:time-value="19:57:16.074707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20:00:41.026431703</dc:date>
    <meta:editing-duration>PT42M30S</meta:editing-duration>
    <meta:editing-cycles>11</meta:editing-cycles>
    <meta:generator>LibreOffice/6.0.3.2$Linux_X86_64 LibreOffice_project/00m0$Build-2</meta:generator>
    <meta:document-statistic meta:table-count="1" meta:cell-count="15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3cm" svg:height="9.005cm" xlink:href=".." xlink:type="simple" chart:class="chart:line" chart:style-name="ch1">
        <chart:title svg:x="5.884cm" svg:y="0.316cm" chart:style-name="ch2">
          <text:p>SCHEDULE OTHER</text:p>
        </chart:title>
        <chart:subtitle svg:x="6.227cm" svg:y="1.275cm" chart:style-name="ch3">
          <text:p>Total Time 3000000</text:p>
        </chart:subtitle>
        <chart:legend chart:legend-position="end" svg:x="12.125cm" svg:y="3.456cm" style:legend-expansion="high" chart:style-name="ch4"/>
        <chart:plot-area chart:style-name="ch5" table:cell-range-address="SCHED_OTHER.A2:SCHED_OTHER.F6" chart:data-source-has-labels="both" svg:x="1.33cm" svg:y="2.138cm" svg:width="10.476cm" svg:height="5.706cm">
          <chartooo:coordinate-region svg:x="2.322cm" svg:y="2.337cm" svg:width="9.297cm" svg:height="4.86cm"/>
          <chart:axis chart:dimension="x" chart:name="primary-x" chart:style-name="ch6" chartooo:axis-type="auto">
            <chartooo:date-scale/>
            <chart:title svg:x="5.915cm" svg:y="8.024cm" chart:style-name="ch7">
              <text:p>Threads</text:p>
            </chart:title>
            <chart:categories table:cell-range-address="SCHED_OTHER.B2:SCHED_OTHER.F2"/>
          </chart:axis>
          <chart:axis chart:dimension="y" chart:name="primary-y" chart:style-name="ch6">
            <chart:title svg:x="0.451cm" svg:y="6.001cm" chart:style-name="ch8">
              <text:p>Access to CS</text:p>
            </chart:title>
            <chart:grid chart:style-name="ch9" chart:class="major"/>
          </chart:axis>
          <chart:series chart:style-name="ch10" chart:values-cell-range-address="SCHED_OTHER.B3:SCHED_OTHER.F3" chart:label-cell-address="SCHED_OTHER.A3:SCHED_OTHER.A3" chart:class="chart:line">
            <chart:data-point chart:repeated="5"/>
          </chart:series>
          <chart:series chart:style-name="ch11" chart:values-cell-range-address="SCHED_OTHER.B4:SCHED_OTHER.F4" chart:label-cell-address="SCHED_OTHER.A4:SCHED_OTHER.A4" chart:class="chart:line">
            <chart:data-point chart:repeated="5"/>
          </chart:series>
          <chart:series chart:style-name="ch12" chart:values-cell-range-address="SCHED_OTHER.B5:SCHED_OTHER.F5" chart:label-cell-address="SCHED_OTHER.A5:SCHED_OTHER.A5" chart:class="chart:line">
            <chart:data-point chart:repeated="5"/>
          </chart:series>
          <chart:series chart:style-name="ch13" chart:values-cell-range-address="SCHED_OTHER.B6:SCHED_OTHER.F6" chart:label-cell-address="SCHED_OTHER.A6:SCHED_OTHER.A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CHED_OTHER.B2:SCHED_OTHER.F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bakery average</text:p>
                <draw:g>
                  <svg:desc>SCHED_OTHER.A3:SCHED_OTHER.A3</svg:desc>
                </draw:g>
              </table:table-cell>
              <table:table-cell office:value-type="float" office:value="3000.9">
                <text:p>3000.9</text:p>
                <draw:g>
                  <svg:desc>SCHED_OTHER.B3:SCHED_OTHER.F3</svg:desc>
                </draw:g>
              </table:table-cell>
              <table:table-cell office:value-type="float" office:value="1500.95">
                <text:p>1500.95</text:p>
              </table:table-cell>
              <table:table-cell office:value-type="float" office:value="1000.966667">
                <text:p>1000.966667</text:p>
              </table:table-cell>
              <table:table-cell office:value-type="float" office:value="750.975">
                <text:p>750.975</text:p>
              </table:table-cell>
              <table:table-cell office:value-type="float" office:value="600.98">
                <text:p>600.98</text:p>
              </table:table-cell>
            </table:table-row>
            <table:table-row>
              <table:table-cell office:value-type="string">
                <text:p>bakery deviation</text:p>
                <draw:g>
                  <svg:desc>SCHED_OTHER.A4:SCHED_OTHER.A4</svg:desc>
                </draw:g>
              </table:table-cell>
              <table:table-cell office:value-type="float" office:value="809.983830733333">
                <text:p>809.983830733333</text:p>
                <draw:g>
                  <svg:desc>SCHED_OTHER.B4:SCHED_OTHER.F4</svg:desc>
                </draw:g>
              </table:table-cell>
              <table:table-cell office:value-type="float" office:value="443.747742533333">
                <text:p>443.747742533333</text:p>
              </table:table-cell>
              <table:table-cell office:value-type="float" office:value="342.735512033333">
                <text:p>342.735512033333</text:p>
              </table:table-cell>
              <table:table-cell office:value-type="float" office:value="312.880497933333">
                <text:p>312.880497933333</text:p>
              </table:table-cell>
              <table:table-cell office:value-type="float" office:value="250.785266333333">
                <text:p>250.785266333333</text:p>
              </table:table-cell>
            </table:table-row>
            <table:table-row>
              <table:table-cell office:value-type="string">
                <text:p>gate average</text:p>
                <draw:g>
                  <svg:desc>SCHED_OTHER.A5:SCHED_OTHER.A5</svg:desc>
                </draw:g>
              </table:table-cell>
              <table:table-cell office:value-type="float" office:value="3000.72">
                <text:p>3000.72</text:p>
                <draw:g>
                  <svg:desc>SCHED_OTHER.B5:SCHED_OTHER.F5</svg:desc>
                </draw:g>
              </table:table-cell>
              <table:table-cell office:value-type="float" office:value="1500.575">
                <text:p>1500.575</text:p>
              </table:table-cell>
              <table:table-cell office:value-type="float" office:value="1000.55888893333">
                <text:p>1000.55888893333</text:p>
              </table:table-cell>
              <table:table-cell office:value-type="float" office:value="750.448333333333">
                <text:p>750.448333333333</text:p>
              </table:table-cell>
              <table:table-cell office:value-type="float" office:value="600.319333333333">
                <text:p>600.319333333333</text:p>
              </table:table-cell>
            </table:table-row>
            <table:table-row>
              <table:table-cell office:value-type="string">
                <text:p>gate deviation</text:p>
                <draw:g>
                  <svg:desc>SCHED_OTHER.A6:SCHED_OTHER.A6</svg:desc>
                </draw:g>
              </table:table-cell>
              <table:table-cell office:value-type="float" office:value="4349.8015152">
                <text:p>4349.8015152</text:p>
                <draw:g>
                  <svg:desc>SCHED_OTHER.B6:SCHED_OTHER.F6</svg:desc>
                </draw:g>
              </table:table-cell>
              <table:table-cell office:value-type="float" office:value="2977.06635276667">
                <text:p>2977.06635276667</text:p>
              </table:table-cell>
              <table:table-cell office:value-type="float" office:value="1974.33809426667">
                <text:p>1974.33809426667</text:p>
              </table:table-cell>
              <table:table-cell office:value-type="float" office:value="1740.26802423333">
                <text:p>1740.26802423333</text:p>
              </table:table-cell>
              <table:table-cell office:value-type="float" office:value="1798.29282006667">
                <text:p>1798.2928200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line" chart:style-name="ch1">
        <chart:title svg:x="5.884cm" svg:y="0.316cm" chart:style-name="ch2">
          <text:p>SCHEDULE OTHER</text:p>
        </chart:title>
        <chart:subtitle svg:x="6.227cm" svg:y="1.275cm" chart:style-name="ch3">
          <text:p>Total Time 6000000</text:p>
        </chart:subtitle>
        <chart:legend chart:legend-position="end" svg:x="12.125cm" svg:y="3.457cm" style:legend-expansion="high" chart:style-name="ch4"/>
        <chart:plot-area chart:style-name="ch5" table:cell-range-address="SCHED_OTHER.A10:SCHED_OTHER.F14" chart:data-source-has-labels="both" svg:x="1.33cm" svg:y="2.138cm" svg:width="10.476cm" svg:height="5.707cm">
          <chartooo:coordinate-region svg:x="2.322cm" svg:y="2.337cm" svg:width="9.297cm" svg:height="4.861cm"/>
          <chart:axis chart:dimension="x" chart:name="primary-x" chart:style-name="ch6" chartooo:axis-type="auto">
            <chartooo:date-scale/>
            <chart:title svg:x="5.915cm" svg:y="8.025cm" chart:style-name="ch7">
              <text:p>Threads</text:p>
            </chart:title>
            <chart:categories table:cell-range-address="SCHED_OTHER.B10:SCHED_OTHER.F10"/>
          </chart:axis>
          <chart:axis chart:dimension="y" chart:name="primary-y" chart:style-name="ch6">
            <chart:title svg:x="0.451cm" svg:y="6.001cm" chart:style-name="ch8">
              <text:p>Access to CS</text:p>
            </chart:title>
            <chart:grid chart:style-name="ch9" chart:class="major"/>
          </chart:axis>
          <chart:series chart:style-name="ch10" chart:values-cell-range-address="SCHED_OTHER.B11:SCHED_OTHER.F11" chart:label-cell-address="SCHED_OTHER.A11:SCHED_OTHER.A11" chart:class="chart:line">
            <chart:data-point chart:repeated="5"/>
          </chart:series>
          <chart:series chart:style-name="ch11" chart:values-cell-range-address="SCHED_OTHER.B12:SCHED_OTHER.F12" chart:label-cell-address="SCHED_OTHER.A12:SCHED_OTHER.A12" chart:class="chart:line">
            <chart:data-point chart:repeated="5"/>
          </chart:series>
          <chart:series chart:style-name="ch12" chart:values-cell-range-address="SCHED_OTHER.B13:SCHED_OTHER.F13" chart:label-cell-address="SCHED_OTHER.A13:SCHED_OTHER.A13" chart:class="chart:line">
            <chart:data-point chart:repeated="5"/>
          </chart:series>
          <chart:series chart:style-name="ch13" chart:values-cell-range-address="SCHED_OTHER.B14:SCHED_OTHER.F14" chart:label-cell-address="SCHED_OTHER.A14:SCHED_OTHER.A14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CHED_OTHER.B10:SCHED_OTHER.F10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bakery average</text:p>
                <draw:g>
                  <svg:desc>SCHED_OTHER.A11:SCHED_OTHER.A11</svg:desc>
                </draw:g>
              </table:table-cell>
              <table:table-cell office:value-type="float" office:value="6000.9">
                <text:p>6000.9</text:p>
                <draw:g>
                  <svg:desc>SCHED_OTHER.B11:SCHED_OTHER.F11</svg:desc>
                </draw:g>
              </table:table-cell>
              <table:table-cell office:value-type="float" office:value="3000.95">
                <text:p>3000.95</text:p>
              </table:table-cell>
              <table:table-cell office:value-type="float" office:value="2000.966667">
                <text:p>2000.966667</text:p>
              </table:table-cell>
              <table:table-cell office:value-type="float" office:value="1500.975">
                <text:p>1500.975</text:p>
              </table:table-cell>
              <table:table-cell office:value-type="float" office:value="1200.98">
                <text:p>1200.98</text:p>
              </table:table-cell>
            </table:table-row>
            <table:table-row>
              <table:table-cell office:value-type="string">
                <text:p>bakery deviation</text:p>
                <draw:g>
                  <svg:desc>SCHED_OTHER.A12:SCHED_OTHER.A12</svg:desc>
                </draw:g>
              </table:table-cell>
              <table:table-cell office:value-type="float" office:value="677.571085866667">
                <text:p>677.571085866667</text:p>
                <draw:g>
                  <svg:desc>SCHED_OTHER.B12:SCHED_OTHER.F12</svg:desc>
                </draw:g>
              </table:table-cell>
              <table:table-cell office:value-type="float" office:value="380.7488041">
                <text:p>380.7488041</text:p>
              </table:table-cell>
              <table:table-cell office:value-type="float" office:value="324.395941666667">
                <text:p>324.395941666667</text:p>
              </table:table-cell>
              <table:table-cell office:value-type="float" office:value="321.462505566667">
                <text:p>321.462505566667</text:p>
              </table:table-cell>
              <table:table-cell office:value-type="float" office:value="272.123238233333">
                <text:p>272.123238233333</text:p>
              </table:table-cell>
            </table:table-row>
            <table:table-row>
              <table:table-cell office:value-type="string">
                <text:p>gate average</text:p>
                <draw:g>
                  <svg:desc>SCHED_OTHER.A13:SCHED_OTHER.A13</svg:desc>
                </draw:g>
              </table:table-cell>
              <table:table-cell office:value-type="float" office:value="6000.86">
                <text:p>6000.86</text:p>
                <draw:g>
                  <svg:desc>SCHED_OTHER.B13:SCHED_OTHER.F13</svg:desc>
                </draw:g>
              </table:table-cell>
              <table:table-cell office:value-type="float" office:value="3000.92166666666">
                <text:p>3000.92166666666</text:p>
              </table:table-cell>
              <table:table-cell office:value-type="float" office:value="2000.80888906667">
                <text:p>2000.80888906667</text:p>
              </table:table-cell>
              <table:table-cell office:value-type="float" office:value="1500.77">
                <text:p>1500.77</text:p>
              </table:table-cell>
              <table:table-cell office:value-type="float" office:value="1200.80333333333">
                <text:p>1200.80333333333</text:p>
              </table:table-cell>
            </table:table-row>
            <table:table-row>
              <table:table-cell office:value-type="string">
                <text:p>gate deviation</text:p>
                <draw:g>
                  <svg:desc>SCHED_OTHER.A14:SCHED_OTHER.A14</svg:desc>
                </draw:g>
              </table:table-cell>
              <table:table-cell office:value-type="float" office:value="6262.84357386667">
                <text:p>6262.84357386667</text:p>
                <draw:g>
                  <svg:desc>SCHED_OTHER.B14:SCHED_OTHER.F14</svg:desc>
                </draw:g>
              </table:table-cell>
              <table:table-cell office:value-type="float" office:value="3161.4594951">
                <text:p>3161.4594951</text:p>
              </table:table-cell>
              <table:table-cell office:value-type="float" office:value="2970.49146346667">
                <text:p>2970.49146346667</text:p>
              </table:table-cell>
              <table:table-cell office:value-type="float" office:value="2688.98315246667">
                <text:p>2688.98315246667</text:p>
              </table:table-cell>
              <table:table-cell office:value-type="float" office:value="2340.86063813333">
                <text:p>2340.8606381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3cm" svg:height="9.006cm" xlink:href=".." xlink:type="simple" chart:class="chart:line" chart:style-name="ch1">
        <chart:title svg:x="5.884cm" svg:y="0.316cm" chart:style-name="ch2">
          <text:p>SCHEDULE OTHER</text:p>
        </chart:title>
        <chart:subtitle svg:x="6.227cm" svg:y="1.275cm" chart:style-name="ch3">
          <text:p>Total Time 9000000</text:p>
        </chart:subtitle>
        <chart:legend chart:legend-position="end" svg:x="12.125cm" svg:y="3.457cm" style:legend-expansion="high" chart:style-name="ch4"/>
        <chart:plot-area chart:style-name="ch5" table:cell-range-address="SCHED_OTHER.A18:SCHED_OTHER.F22" chart:data-source-has-labels="both" svg:x="1.33cm" svg:y="2.138cm" svg:width="10.476cm" svg:height="5.707cm">
          <chartooo:coordinate-region svg:x="2.322cm" svg:y="2.337cm" svg:width="9.112cm" svg:height="4.861cm"/>
          <chart:axis chart:dimension="x" chart:name="primary-x" chart:style-name="ch6" chartooo:axis-type="auto">
            <chartooo:date-scale/>
            <chart:title svg:x="5.915cm" svg:y="8.025cm" chart:style-name="ch7">
              <text:p>Threads</text:p>
            </chart:title>
            <chart:categories table:cell-range-address="SCHED_OTHER.B18:SCHED_OTHER.F18"/>
          </chart:axis>
          <chart:axis chart:dimension="y" chart:name="primary-y" chart:style-name="ch6">
            <chart:title svg:x="0.451cm" svg:y="6.001cm" chart:style-name="ch8">
              <text:p>Access to CS</text:p>
            </chart:title>
            <chart:grid chart:style-name="ch9" chart:class="major"/>
          </chart:axis>
          <chart:series chart:style-name="ch10" chart:values-cell-range-address="SCHED_OTHER.B19:SCHED_OTHER.F19" chart:label-cell-address="SCHED_OTHER.A19:SCHED_OTHER.A19" chart:class="chart:line">
            <chart:data-point chart:repeated="5"/>
          </chart:series>
          <chart:series chart:style-name="ch11" chart:values-cell-range-address="SCHED_OTHER.B20:SCHED_OTHER.F20" chart:label-cell-address="SCHED_OTHER.A20:SCHED_OTHER.A20" chart:class="chart:line">
            <chart:data-point chart:repeated="5"/>
          </chart:series>
          <chart:series chart:style-name="ch12" chart:values-cell-range-address="SCHED_OTHER.B21:SCHED_OTHER.F21" chart:label-cell-address="SCHED_OTHER.A21:SCHED_OTHER.A21" chart:class="chart:line">
            <chart:data-point chart:repeated="5"/>
          </chart:series>
          <chart:series chart:style-name="ch13" chart:values-cell-range-address="SCHED_OTHER.B22:SCHED_OTHER.F22" chart:label-cell-address="SCHED_OTHER.A22:SCHED_OTHER.A2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CHED_OTHER.B18:SCHED_OTHER.F18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bakery average</text:p>
                <draw:g>
                  <svg:desc>SCHED_OTHER.A19:SCHED_OTHER.A19</svg:desc>
                </draw:g>
              </table:table-cell>
              <table:table-cell office:value-type="float" office:value="9000.9">
                <text:p>9000.9</text:p>
                <draw:g>
                  <svg:desc>SCHED_OTHER.B19:SCHED_OTHER.F19</svg:desc>
                </draw:g>
              </table:table-cell>
              <table:table-cell office:value-type="float" office:value="4500.95">
                <text:p>4500.95</text:p>
              </table:table-cell>
              <table:table-cell office:value-type="float" office:value="3000.966667">
                <text:p>3000.966667</text:p>
              </table:table-cell>
              <table:table-cell office:value-type="float" office:value="2250.975">
                <text:p>2250.975</text:p>
              </table:table-cell>
              <table:table-cell office:value-type="float" office:value="1800.98">
                <text:p>1800.98</text:p>
              </table:table-cell>
            </table:table-row>
            <table:table-row>
              <table:table-cell office:value-type="string">
                <text:p>bakery deviation</text:p>
                <draw:g>
                  <svg:desc>SCHED_OTHER.A20:SCHED_OTHER.A20</svg:desc>
                </draw:g>
              </table:table-cell>
              <table:table-cell office:value-type="float" office:value="735.028408266667">
                <text:p>735.028408266667</text:p>
                <draw:g>
                  <svg:desc>SCHED_OTHER.B20:SCHED_OTHER.F20</svg:desc>
                </draw:g>
              </table:table-cell>
              <table:table-cell office:value-type="float" office:value="421.919788966667">
                <text:p>421.919788966667</text:p>
              </table:table-cell>
              <table:table-cell office:value-type="float" office:value="321.829283933333">
                <text:p>321.829283933333</text:p>
              </table:table-cell>
              <table:table-cell office:value-type="float" office:value="263.1645879">
                <text:p>263.1645879</text:p>
              </table:table-cell>
              <table:table-cell office:value-type="float" office:value="240.302657">
                <text:p>240.302657</text:p>
              </table:table-cell>
            </table:table-row>
            <table:table-row>
              <table:table-cell office:value-type="string">
                <text:p>gate average</text:p>
                <draw:g>
                  <svg:desc>SCHED_OTHER.A21:SCHED_OTHER.A21</svg:desc>
                </draw:g>
              </table:table-cell>
              <table:table-cell office:value-type="float" office:value="9000.9">
                <text:p>9000.9</text:p>
                <draw:g>
                  <svg:desc>SCHED_OTHER.B21:SCHED_OTHER.F21</svg:desc>
                </draw:g>
              </table:table-cell>
              <table:table-cell office:value-type="float" office:value="4500.935">
                <text:p>4500.935</text:p>
              </table:table-cell>
              <table:table-cell office:value-type="float" office:value="3000.93777806667">
                <text:p>3000.93777806667</text:p>
              </table:table-cell>
              <table:table-cell office:value-type="float" office:value="2250.895">
                <text:p>2250.895</text:p>
              </table:table-cell>
              <table:table-cell office:value-type="float" office:value="1800.90266666667">
                <text:p>1800.90266666667</text:p>
              </table:table-cell>
            </table:table-row>
            <table:table-row>
              <table:table-cell office:value-type="string">
                <text:p>gate deviation</text:p>
                <draw:g>
                  <svg:desc>SCHED_OTHER.A22:SCHED_OTHER.A22</svg:desc>
                </draw:g>
              </table:table-cell>
              <table:table-cell office:value-type="float" office:value="7396.27869956667">
                <text:p>7396.27869956667</text:p>
                <draw:g>
                  <svg:desc>SCHED_OTHER.B22:SCHED_OTHER.F22</svg:desc>
                </draw:g>
              </table:table-cell>
              <table:table-cell office:value-type="float" office:value="4151.77002246667">
                <text:p>4151.77002246667</text:p>
              </table:table-cell>
              <table:table-cell office:value-type="float" office:value="3452.9039314">
                <text:p>3452.9039314</text:p>
              </table:table-cell>
              <table:table-cell office:value-type="float" office:value="3209.27476203333">
                <text:p>3209.27476203333</text:p>
              </table:table-cell>
              <table:table-cell office:value-type="float" office:value="2667.8910563">
                <text:p>2667.89105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3cm" svg:height="9.005cm" xlink:href=".." xlink:type="simple" chart:class="chart:line" chart:style-name="ch1">
        <chart:title svg:x="5.884cm" svg:y="0.316cm" chart:style-name="ch2">
          <text:p>SCHEDULE OTHER</text:p>
        </chart:title>
        <chart:subtitle svg:x="6.122cm" svg:y="1.275cm" chart:style-name="ch3">
          <text:p>Total Time 12000000</text:p>
        </chart:subtitle>
        <chart:legend chart:legend-position="end" svg:x="12.125cm" svg:y="3.456cm" style:legend-expansion="high" chart:style-name="ch4"/>
        <chart:plot-area chart:style-name="ch5" table:cell-range-address="SCHED_OTHER.A26:SCHED_OTHER.F30" chart:data-source-has-labels="both" svg:x="1.33cm" svg:y="2.138cm" svg:width="10.476cm" svg:height="5.706cm">
          <chartooo:coordinate-region svg:x="2.322cm" svg:y="2.338cm" svg:width="9.112cm" svg:height="4.859cm"/>
          <chart:axis chart:dimension="x" chart:name="primary-x" chart:style-name="ch6" chartooo:axis-type="auto">
            <chartooo:date-scale/>
            <chart:title svg:x="5.915cm" svg:y="8.024cm" chart:style-name="ch7">
              <text:p>Threads</text:p>
            </chart:title>
            <chart:categories table:cell-range-address="SCHED_OTHER.B26:SCHED_OTHER.F26"/>
          </chart:axis>
          <chart:axis chart:dimension="y" chart:name="primary-y" chart:style-name="ch6">
            <chart:title svg:x="0.451cm" svg:y="6.001cm" chart:style-name="ch8">
              <text:p>Access to CS</text:p>
            </chart:title>
            <chart:grid chart:style-name="ch9" chart:class="major"/>
          </chart:axis>
          <chart:series chart:style-name="ch10" chart:values-cell-range-address="SCHED_OTHER.B27:SCHED_OTHER.F27" chart:label-cell-address="SCHED_OTHER.A27:SCHED_OTHER.A27" chart:class="chart:line">
            <chart:data-point chart:repeated="5"/>
          </chart:series>
          <chart:series chart:style-name="ch11" chart:values-cell-range-address="SCHED_OTHER.B28:SCHED_OTHER.F28" chart:label-cell-address="SCHED_OTHER.A28:SCHED_OTHER.A28" chart:class="chart:line">
            <chart:data-point chart:repeated="5"/>
          </chart:series>
          <chart:series chart:style-name="ch12" chart:values-cell-range-address="SCHED_OTHER.B29:SCHED_OTHER.F29" chart:label-cell-address="SCHED_OTHER.A29:SCHED_OTHER.A29" chart:class="chart:line">
            <chart:data-point chart:repeated="5"/>
          </chart:series>
          <chart:series chart:style-name="ch13" chart:values-cell-range-address="SCHED_OTHER.B30:SCHED_OTHER.F30" chart:label-cell-address="SCHED_OTHER.A30:SCHED_OTHER.A30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CHED_OTHER.B26:SCHED_OTHER.F2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bakery average</text:p>
                <draw:g>
                  <svg:desc>SCHED_OTHER.A27:SCHED_OTHER.A27</svg:desc>
                </draw:g>
              </table:table-cell>
              <table:table-cell office:value-type="float" office:value="12000.9">
                <text:p>12000.9</text:p>
                <draw:g>
                  <svg:desc>SCHED_OTHER.B27:SCHED_OTHER.F27</svg:desc>
                </draw:g>
              </table:table-cell>
              <table:table-cell office:value-type="float" office:value="6000.95">
                <text:p>6000.95</text:p>
              </table:table-cell>
              <table:table-cell office:value-type="float" office:value="4000.966667">
                <text:p>4000.966667</text:p>
              </table:table-cell>
              <table:table-cell office:value-type="float" office:value="3000.975">
                <text:p>3000.975</text:p>
              </table:table-cell>
              <table:table-cell office:value-type="float" office:value="2400.98">
                <text:p>2400.98</text:p>
              </table:table-cell>
            </table:table-row>
            <table:table-row>
              <table:table-cell office:value-type="string">
                <text:p>bakery deviation</text:p>
                <draw:g>
                  <svg:desc>SCHED_OTHER.A28:SCHED_OTHER.A28</svg:desc>
                </draw:g>
              </table:table-cell>
              <table:table-cell office:value-type="float" office:value="558.430771733334">
                <text:p>558.430771733334</text:p>
                <draw:g>
                  <svg:desc>SCHED_OTHER.B28:SCHED_OTHER.F28</svg:desc>
                </draw:g>
              </table:table-cell>
              <table:table-cell office:value-type="float" office:value="323.1802378">
                <text:p>323.1802378</text:p>
              </table:table-cell>
              <table:table-cell office:value-type="float" office:value="372.343051466667">
                <text:p>372.343051466667</text:p>
              </table:table-cell>
              <table:table-cell office:value-type="float" office:value="363.0771728">
                <text:p>363.0771728</text:p>
              </table:table-cell>
              <table:table-cell office:value-type="float" office:value="228.3588779">
                <text:p>228.3588779</text:p>
              </table:table-cell>
            </table:table-row>
            <table:table-row>
              <table:table-cell office:value-type="string">
                <text:p>gate average</text:p>
                <draw:g>
                  <svg:desc>SCHED_OTHER.A29:SCHED_OTHER.A29</svg:desc>
                </draw:g>
              </table:table-cell>
              <table:table-cell office:value-type="float" office:value="12000.9">
                <text:p>12000.9</text:p>
                <draw:g>
                  <svg:desc>SCHED_OTHER.B29:SCHED_OTHER.F29</svg:desc>
                </draw:g>
              </table:table-cell>
              <table:table-cell office:value-type="float" office:value="6000.95">
                <text:p>6000.95</text:p>
              </table:table-cell>
              <table:table-cell office:value-type="float" office:value="4000.9288892">
                <text:p>4000.9288892</text:p>
              </table:table-cell>
              <table:table-cell office:value-type="float" office:value="3000.8425">
                <text:p>3000.8425</text:p>
              </table:table-cell>
              <table:table-cell office:value-type="float" office:value="2400.94133333333">
                <text:p>2400.94133333333</text:p>
              </table:table-cell>
            </table:table-row>
            <table:table-row>
              <table:table-cell office:value-type="string">
                <text:p>gate deviation</text:p>
                <draw:g>
                  <svg:desc>SCHED_OTHER.A30:SCHED_OTHER.A30</svg:desc>
                </draw:g>
              </table:table-cell>
              <table:table-cell office:value-type="float" office:value="8059.8489581">
                <text:p>8059.8489581</text:p>
                <draw:g>
                  <svg:desc>SCHED_OTHER.B30:SCHED_OTHER.F30</svg:desc>
                </draw:g>
              </table:table-cell>
              <table:table-cell office:value-type="float" office:value="4770.9123142">
                <text:p>4770.9123142</text:p>
              </table:table-cell>
              <table:table-cell office:value-type="float" office:value="4256.2393006">
                <text:p>4256.2393006</text:p>
              </table:table-cell>
              <table:table-cell office:value-type="float" office:value="4091.3933991">
                <text:p>4091.3933991</text:p>
              </table:table-cell>
              <table:table-cell office:value-type="float" office:value="2801.68045656667">
                <text:p>2801.6804565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3cm" svg:height="9.005cm" xlink:href=".." xlink:type="simple" chart:class="chart:line" chart:style-name="ch1">
        <chart:title svg:x="5.884cm" svg:y="0.316cm" chart:style-name="ch2">
          <text:p>SCHEDULE OTHER</text:p>
        </chart:title>
        <chart:subtitle svg:x="6.122cm" svg:y="1.275cm" chart:style-name="ch3">
          <text:p>Total Time 15000000</text:p>
        </chart:subtitle>
        <chart:legend chart:legend-position="end" svg:x="12.125cm" svg:y="3.456cm" style:legend-expansion="high" chart:style-name="ch4"/>
        <chart:plot-area chart:style-name="ch5" table:cell-range-address="SCHED_OTHER.A34:SCHED_OTHER.F38" chart:data-source-has-labels="both" svg:x="1.33cm" svg:y="2.138cm" svg:width="10.476cm" svg:height="5.706cm">
          <chartooo:coordinate-region svg:x="2.322cm" svg:y="2.338cm" svg:width="9.112cm" svg:height="4.859cm"/>
          <chart:axis chart:dimension="x" chart:name="primary-x" chart:style-name="ch6" chartooo:axis-type="auto">
            <chartooo:date-scale/>
            <chart:title svg:x="5.915cm" svg:y="8.024cm" chart:style-name="ch7">
              <text:p>Threads</text:p>
            </chart:title>
            <chart:categories table:cell-range-address="SCHED_OTHER.B34:SCHED_OTHER.F34"/>
          </chart:axis>
          <chart:axis chart:dimension="y" chart:name="primary-y" chart:style-name="ch6">
            <chart:title svg:x="0.451cm" svg:y="6.001cm" chart:style-name="ch8">
              <text:p>Access to CS</text:p>
            </chart:title>
            <chart:grid chart:style-name="ch9" chart:class="major"/>
          </chart:axis>
          <chart:series chart:style-name="ch10" chart:values-cell-range-address="SCHED_OTHER.B35:SCHED_OTHER.F35" chart:label-cell-address="SCHED_OTHER.A35:SCHED_OTHER.A35" chart:class="chart:line">
            <chart:data-point chart:repeated="5"/>
          </chart:series>
          <chart:series chart:style-name="ch11" chart:values-cell-range-address="SCHED_OTHER.B36:SCHED_OTHER.F36" chart:label-cell-address="SCHED_OTHER.A36:SCHED_OTHER.A36" chart:class="chart:line">
            <chart:data-point chart:repeated="5"/>
          </chart:series>
          <chart:series chart:style-name="ch12" chart:values-cell-range-address="SCHED_OTHER.B37:SCHED_OTHER.F37" chart:label-cell-address="SCHED_OTHER.A37:SCHED_OTHER.A37" chart:class="chart:line">
            <chart:data-point chart:repeated="5"/>
          </chart:series>
          <chart:series chart:style-name="ch13" chart:values-cell-range-address="SCHED_OTHER.B38:SCHED_OTHER.F38" chart:label-cell-address="SCHED_OTHER.A38:SCHED_OTHER.A38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CHED_OTHER.B34:SCHED_OTHER.F3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bakery average</text:p>
                <draw:g>
                  <svg:desc>SCHED_OTHER.A35:SCHED_OTHER.A35</svg:desc>
                </draw:g>
              </table:table-cell>
              <table:table-cell office:value-type="float" office:value="15000.9">
                <text:p>15000.9</text:p>
                <draw:g>
                  <svg:desc>SCHED_OTHER.B35:SCHED_OTHER.F35</svg:desc>
                </draw:g>
              </table:table-cell>
              <table:table-cell office:value-type="float" office:value="7500.95">
                <text:p>7500.95</text:p>
              </table:table-cell>
              <table:table-cell office:value-type="float" office:value="5000.966667">
                <text:p>5000.966667</text:p>
              </table:table-cell>
              <table:table-cell office:value-type="float" office:value="3750.975">
                <text:p>3750.975</text:p>
              </table:table-cell>
              <table:table-cell office:value-type="float" office:value="3000.98">
                <text:p>3000.98</text:p>
              </table:table-cell>
            </table:table-row>
            <table:table-row>
              <table:table-cell office:value-type="string">
                <text:p>bakery deviation</text:p>
                <draw:g>
                  <svg:desc>SCHED_OTHER.A36:SCHED_OTHER.A36</svg:desc>
                </draw:g>
              </table:table-cell>
              <table:table-cell office:value-type="float" office:value="585.1926739">
                <text:p>585.1926739</text:p>
                <draw:g>
                  <svg:desc>SCHED_OTHER.B36:SCHED_OTHER.F36</svg:desc>
                </draw:g>
              </table:table-cell>
              <table:table-cell office:value-type="float" office:value="470.6137873">
                <text:p>470.6137873</text:p>
              </table:table-cell>
              <table:table-cell office:value-type="float" office:value="379.890591833333">
                <text:p>379.890591833333</text:p>
              </table:table-cell>
              <table:table-cell office:value-type="float" office:value="249.327462666667">
                <text:p>249.327462666667</text:p>
              </table:table-cell>
              <table:table-cell office:value-type="float" office:value="215.328065133333">
                <text:p>215.328065133333</text:p>
              </table:table-cell>
            </table:table-row>
            <table:table-row>
              <table:table-cell office:value-type="string">
                <text:p>gate average</text:p>
                <draw:g>
                  <svg:desc>SCHED_OTHER.A37:SCHED_OTHER.A37</svg:desc>
                </draw:g>
              </table:table-cell>
              <table:table-cell office:value-type="float" office:value="15000.8966666667">
                <text:p>15000.8966666667</text:p>
                <draw:g>
                  <svg:desc>SCHED_OTHER.B37:SCHED_OTHER.F37</svg:desc>
                </draw:g>
              </table:table-cell>
              <table:table-cell office:value-type="float" office:value="7500.95">
                <text:p>7500.95</text:p>
              </table:table-cell>
              <table:table-cell office:value-type="float" office:value="5000.96222253333">
                <text:p>5000.96222253333</text:p>
              </table:table-cell>
              <table:table-cell office:value-type="float" office:value="3750.945">
                <text:p>3750.945</text:p>
              </table:table-cell>
              <table:table-cell office:value-type="float" office:value="3000.96">
                <text:p>3000.96</text:p>
              </table:table-cell>
            </table:table-row>
            <table:table-row>
              <table:table-cell office:value-type="string">
                <text:p>gate deviation</text:p>
                <draw:g>
                  <svg:desc>SCHED_OTHER.A38:SCHED_OTHER.A38</svg:desc>
                </draw:g>
              </table:table-cell>
              <table:table-cell office:value-type="float" office:value="8683.8233672">
                <text:p>8683.8233672</text:p>
                <draw:g>
                  <svg:desc>SCHED_OTHER.B38:SCHED_OTHER.F38</svg:desc>
                </draw:g>
              </table:table-cell>
              <table:table-cell office:value-type="float" office:value="5032.97526066667">
                <text:p>5032.97526066667</text:p>
              </table:table-cell>
              <table:table-cell office:value-type="float" office:value="4261.60022653333">
                <text:p>4261.60022653333</text:p>
              </table:table-cell>
              <table:table-cell office:value-type="float" office:value="3804.94149043333">
                <text:p>3804.94149043333</text:p>
              </table:table-cell>
              <table:table-cell office:value-type="float" office:value="3637.6969318">
                <text:p>3637.69693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